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0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Calculator_Solution.zip" office:name=""><text:span text:style-name="Definition">Calculator_Solution</text:span></text:a> for a sample solution.</text:p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1:04Z</meta:creation-date>
    <dc:date>2021-07-05T21:31:04Z</dc:date>
    <meta:user-defined meta:name="date" meta:value-type="string">July   5, 2021 (05:30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